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style:font-name="Arial"/>
    </style:style>
  </office:automatic-styles>
  <office:body>
    <office:spreadsheet>
      <table:table table:name="FirstCut" table:style-name="ta1" table:print="false">
        <table:shapes>
          <draw:frame draw:z-index="0" draw:style-name="gr1" draw:text-style-name="P1" svg:width="453.29pt" svg:height="254.52pt" svg:x="388.52pt" svg:y="10.54pt">
            <draw:object draw:notify-on-update-of-ranges="FirstCut.B3:FirstCut.B11 FirstCut.C2:FirstCut.C2 FirstCut.C3:FirstCut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date" office:date-value="2018-08-13" calcext:value-type="date">
            <text:p>08/13/18</text:p>
          </table:table-cell>
          <table:table-cell office:value-type="string" calcext:value-type="string">
            <text:p>First c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x</text:p>
          </table:table-cell>
          <table:table-cell office:value-type="string" calcext:value-type="string">
            <text:p><text:s/>angle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dCount/d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C4]-[.C3])/([.B4]-[.B3])" office:value-type="float" office:value="-5.63636363636364" calcext:value-type="float">
            <text:p>-5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table:formula="of:=([.C5]-[.C4])/([.B5]-[.B4])" office:value-type="float" office:value="-4.13333333333333" calcext:value-type="float">
            <text:p>-4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  <table:table-cell table:formula="of:=([.C6]-[.C5])/([.B6]-[.B5])" office:value-type="float" office:value="-5.06666666666667" calcext:value-type="float">
            <text:p>-5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table:formula="of:=([.C7]-[.C6])/([.B7]-[.B6])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table:formula="of:=([.C8]-[.C7])/([.B8]-[.B7])" office:value-type="float" office:value="-3.76666666666667" calcext:value-type="float">
            <text:p>-3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([.C9]-[.C8])/([.B9]-[.B8])"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([.C10]-[.C9])/([.B10]-[.B9])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([.C11]-[.C10])/([.B11]-[.B10])" office:value-type="float" office:value="0" calcext:value-type="float">
            <text:p>0</text:p>
          </table:table-cell>
        </table:table-row>
      </table:table>
      <table:table table:name="Ohms" table:style-name="ta1" table:print="false">
        <table:shapes>
          <draw:frame draw:z-index="0" draw:style-name="gr2" draw:text-style-name="P1" svg:width="453.29pt" svg:height="254.55pt" svg:x="507.88pt" svg:y="41.39pt">
            <draw:object draw:notify-on-update-of-ranges="Ohms.A2:Ohms.A13 Ohms.B1:Ohms.B1 Ohms.B2:Ohms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Angle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Est V</text:p>
          </table:table-cell>
          <table:table-cell office:value-type="string" calcext:value-type="string">
            <text:p>Est Count</text:p>
          </table:table-cell>
          <table:table-cell office:value-type="string" calcext:value-type="string">
            <text:p>d<text:span text:style-name="T1">W</text:span><text:span text:style-name="T2">/dAng</text:span></text:p>
          </table:table-cell>
          <table:table-cell office:value-type="string" calcext:value-type="string">
            <text:p>dCount/dAng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41" calcext:value-type="float">
            <text:p>3341</text:p>
          </table:table-cell>
          <table:table-cell table:formula="of:=5*[.B2]/5300" office:value-type="float" office:value="3.15188679245283" calcext:value-type="float">
            <text:p>3.15</text:p>
          </table:table-cell>
          <table:table-cell table:formula="of:=[.C2]*1023/5" office:value-type="float" office:value="644.876037735849" calcext:value-type="float">
            <text:p>644.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table:formula="of:=5*[.B3]/5300" office:value-type="float" office:value="2.90849056603774" calcext:value-type="float">
            <text:p>2.91</text:p>
          </table:table-cell>
          <table:table-cell table:formula="of:=[.C3]*1023/5" office:value-type="float" office:value="595.077169811321" calcext:value-type="float">
            <text:p>595.08</text:p>
          </table:table-cell>
          <table:table-cell table:formula="of:=([.B3]-[.B2])/([.A3]-[.A2])" office:value-type="float" office:value="-23.4545454545455" calcext:value-type="float">
            <text:p>-23.45</text:p>
          </table:table-cell>
          <table:table-cell table:formula="of:=([.D3]-[.D2])/([.A3]-[.A2])" office:value-type="float" office:value="-4.52716981132076" calcext:value-type="float">
            <text:p>-4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6" calcext:value-type="float">
            <text:p>2706</text:p>
          </table:table-cell>
          <table:table-cell table:formula="of:=5*[.B4]/5300" office:value-type="float" office:value="2.55283018867925" calcext:value-type="float">
            <text:p>2.55</text:p>
          </table:table-cell>
          <table:table-cell table:formula="of:=[.C4]*1023/5" office:value-type="float" office:value="522.309056603774" calcext:value-type="float">
            <text:p>522.31</text:p>
          </table:table-cell>
          <table:table-cell table:formula="of:=([.B4]-[.B3])/([.A4]-[.A3])" office:value-type="float" office:value="-25.1333333333333" calcext:value-type="float">
            <text:p>-25.13</text:p>
          </table:table-cell>
          <table:table-cell table:formula="of:=([.D4]-[.D3])/([.A4]-[.A3])" office:value-type="float" office:value="-4.85120754716981" calcext:value-type="float">
            <text:p>-4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7" calcext:value-type="float">
            <text:p>2357</text:p>
          </table:table-cell>
          <table:table-cell table:formula="of:=5*[.B5]/5300" office:value-type="float" office:value="2.22358490566038" calcext:value-type="float">
            <text:p>2.22</text:p>
          </table:table-cell>
          <table:table-cell table:formula="of:=[.C5]*1023/5" office:value-type="float" office:value="454.945471698113" calcext:value-type="float">
            <text:p>454.95</text:p>
          </table:table-cell>
          <table:table-cell table:formula="of:=([.B5]-[.B4])/([.A5]-[.A4])" office:value-type="float" office:value="-23.2666666666667" calcext:value-type="float">
            <text:p>-23.27</text:p>
          </table:table-cell>
          <table:table-cell table:formula="of:=([.D5]-[.D4])/([.A5]-[.A4])" office:value-type="float" office:value="-4.49090566037736" calcext:value-type="float">
            <text:p>-4.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2" calcext:value-type="float">
            <text:p>2052</text:p>
          </table:table-cell>
          <table:table-cell table:formula="of:=5*[.B6]/5300" office:value-type="float" office:value="1.93584905660377" calcext:value-type="float">
            <text:p>1.94</text:p>
          </table:table-cell>
          <table:table-cell table:formula="of:=[.C6]*1023/5" office:value-type="float" office:value="396.074716981132" calcext:value-type="float">
            <text:p>396.07</text:p>
          </table:table-cell>
          <table:table-cell table:formula="of:=([.B6]-[.B5])/([.A6]-[.A5])" office:value-type="float" office:value="-20.3333333333333" calcext:value-type="float">
            <text:p>-20.33</text:p>
          </table:table-cell>
          <table:table-cell table:formula="of:=([.D6]-[.D5])/([.A6]-[.A5])" office:value-type="float" office:value="-3.92471698113207" calcext:value-type="float">
            <text:p>-3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0" calcext:value-type="float">
            <text:p>1700</text:p>
          </table:table-cell>
          <table:table-cell table:formula="of:=5*[.B7]/5300" office:value-type="float" office:value="1.60377358490566" calcext:value-type="float">
            <text:p>1.6</text:p>
          </table:table-cell>
          <table:table-cell table:formula="of:=[.C7]*1023/5" office:value-type="float" office:value="328.132075471698" calcext:value-type="float">
            <text:p>328.13</text:p>
          </table:table-cell>
          <table:table-cell table:formula="of:=([.B7]-[.B6])/([.A7]-[.A6])" office:value-type="float" office:value="-23.4666666666667" calcext:value-type="float">
            <text:p>-23.47</text:p>
          </table:table-cell>
          <table:table-cell table:formula="of:=([.D7]-[.D6])/([.A7]-[.A6])" office:value-type="float" office:value="-4.52950943396226" calcext:value-type="float">
            <text:p>-4.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20" calcext:value-type="float">
            <text:p>1420</text:p>
          </table:table-cell>
          <table:table-cell table:formula="of:=5*[.B8]/5300" office:value-type="float" office:value="1.33962264150943" calcext:value-type="float">
            <text:p>1.34</text:p>
          </table:table-cell>
          <table:table-cell table:formula="of:=[.C8]*1023/5" office:value-type="float" office:value="274.08679245283" calcext:value-type="float">
            <text:p>274.09</text:p>
          </table:table-cell>
          <table:table-cell table:formula="of:=([.B8]-[.B7])/([.A8]-[.A7])" office:value-type="float" office:value="-18.6666666666667" calcext:value-type="float">
            <text:p>-18.67</text:p>
          </table:table-cell>
          <table:table-cell table:formula="of:=([.D8]-[.D7])/([.A8]-[.A7])" office:value-type="float" office:value="-3.60301886792453" calcext:value-type="float">
            <text:p>-3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7" calcext:value-type="float">
            <text:p>1087</text:p>
          </table:table-cell>
          <table:table-cell table:formula="of:=5*[.B9]/5300" office:value-type="float" office:value="1.02547169811321" calcext:value-type="float">
            <text:p>1.03</text:p>
          </table:table-cell>
          <table:table-cell table:formula="of:=[.C9]*1023/5" office:value-type="float" office:value="209.811509433962" calcext:value-type="float">
            <text:p>209.81</text:p>
          </table:table-cell>
          <table:table-cell table:formula="of:=([.B9]-[.B8])/([.A9]-[.A8])" office:value-type="float" office:value="-22.2" calcext:value-type="float">
            <text:p>-22.2</text:p>
          </table:table-cell>
          <table:table-cell table:formula="of:=([.D9]-[.D8])/([.A9]-[.A8])" office:value-type="float" office:value="-4.28501886792453" calcext:value-type="float">
            <text:p>-4.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2" calcext:value-type="float">
            <text:p>702</text:p>
          </table:table-cell>
          <table:table-cell table:formula="of:=5*[.B10]/5300" office:value-type="float" office:value="0.662264150943396" calcext:value-type="float">
            <text:p>0.66</text:p>
          </table:table-cell>
          <table:table-cell table:formula="of:=[.C10]*1023/5" office:value-type="float" office:value="135.499245283019" calcext:value-type="float">
            <text:p>135.5</text:p>
          </table:table-cell>
          <table:table-cell table:formula="of:=([.B10]-[.B9])/([.A10]-[.A9])" office:value-type="float" office:value="-25.6666666666667" calcext:value-type="float">
            <text:p>-25.67</text:p>
          </table:table-cell>
          <table:table-cell table:formula="of:=([.D10]-[.D9])/([.A10]-[.A9])" office:value-type="float" office:value="-4.95415094339623" calcext:value-type="float">
            <text:p>-4.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6" calcext:value-type="float">
            <text:p>396</text:p>
          </table:table-cell>
          <table:table-cell table:formula="of:=5*[.B11]/5300" office:value-type="float" office:value="0.373584905660377" calcext:value-type="float">
            <text:p>0.37</text:p>
          </table:table-cell>
          <table:table-cell table:formula="of:=[.C11]*1023/5" office:value-type="float" office:value="76.4354716981132" calcext:value-type="float">
            <text:p>76.44</text:p>
          </table:table-cell>
          <table:table-cell table:formula="of:=([.B11]-[.B10])/([.A11]-[.A10])" office:value-type="float" office:value="-20.4" calcext:value-type="float">
            <text:p>-20.4</text:p>
          </table:table-cell>
          <table:table-cell table:formula="of:=([.D11]-[.D10])/([.A11]-[.A10])" office:value-type="float" office:value="-3.93758490566038" calcext:value-type="float">
            <text:p>-3.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formula="of:=5*[.B12]/5300" office:value-type="float" office:value="0.0216981132075472" calcext:value-type="float">
            <text:p>0.02</text:p>
          </table:table-cell>
          <table:table-cell table:formula="of:=[.C12]*1023/5" office:value-type="float" office:value="4.43943396226415" calcext:value-type="float">
            <text:p>4.44</text:p>
          </table:table-cell>
          <table:table-cell table:formula="of:=([.B12]-[.B11])/([.A12]-[.A11])" office:value-type="float" office:value="-24.8666666666667" calcext:value-type="float">
            <text:p>-24.87</text:p>
          </table:table-cell>
          <table:table-cell table:formula="of:=([.D12]-[.D11])/([.A12]-[.A11])" office:value-type="float" office:value="-4.7997358490566" calcext:value-type="float">
            <text:p>-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table:formula="of:=5*[.B13]/5300" office:value-type="float" office:value="0.00179245283018868" calcext:value-type="float">
            <text:p>0</text:p>
          </table:table-cell>
          <table:table-cell table:formula="of:=[.C13]*1023/5" office:value-type="float" office:value="0.366735849056604" calcext:value-type="float">
            <text:p>0.37</text:p>
          </table:table-cell>
          <table:table-cell table:formula="of:=([.B13]-[.B12])/([.A13]-[.A12])" office:value-type="float" office:value="-1.40666666666667" calcext:value-type="float">
            <text:p>-1.41</text:p>
          </table:table-cell>
          <table:table-cell table:formula="of:=([.D13]-[.D12])/([.A13]-[.A12])" office:value-type="float" office:value="-0.27151320754717" calcext:value-type="float">
            <text:p>-0.2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21:04:41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5S</meta:editing-duration>
    <meta:editing-cycles>8</meta:editing-cycles>
    <meta:generator>LibreOffice/6.1.0.3$Windows_X86_64 LibreOffice_project/efb621ed25068d70781dc026f7e9c5187a4decd1</meta:generator>
    <dc:date>2018-08-14T21:36:01.192000000</dc:date>
    <dc:creator>Philip Martel</dc:creator>
    <meta:document-statistic meta:table-count="3" meta:cell-count="11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cm" xlink:href=".." xlink:type="simple" chart:class="chart:scatter" chart:style-name="ch1">
        <chart:legend chart:legend-position="end" svg:x="13.695cm" svg:y="4.191cm" style:legend-expansion="high" chart:style-name="ch2"/>
        <chart:plot-area chart:style-name="ch3" table:cell-range-address="FirstCut.B3:FirstCut.C11 FirstCut.C2:FirstCut.C2" chart:data-source-has-labels="row" svg:x="0.319cm" svg:y="0.179cm" svg:width="13.057cm" svg:height="8.622cm">
          <chartooo:coordinate-region svg:x="0.557cm" svg:y="0.378cm" svg:width="12.539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Cut.C3:FirstCut.C11" chart:label-cell-address="FirstCut.C2:FirstCut.C2" chart:class="chart:scatter">
            <chart:domain table:cell-range-address="FirstCut.B3:FirstCut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count</text:p>
                <draw:g>
                  <svg:desc>FirstCut.C2:FirstCut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FirstCut.B3:FirstCut.B11</svg:desc>
                </draw:g>
              </table:table-cell>
              <table:table-cell office:value-type="float" office:value="574">
                <text:p>574</text:p>
                <draw:g>
                  <svg:desc>FirstCut.C3:FirstCut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1cm" xlink:href=".." xlink:type="simple" chart:class="chart:scatter" chart:style-name="ch1">
        <chart:legend chart:legend-position="end" svg:x="13.722cm" svg:y="4.191cm" style:legend-expansion="high" chart:style-name="ch2"/>
        <chart:plot-area chart:style-name="ch3" table:cell-range-address="Ohms.A2:Ohms.B13 Ohms.B1:Ohms.B1" chart:data-source-has-labels="row" svg:x="0.319cm" svg:y="0.179cm" svg:width="13.084cm" svg:height="8.623cm">
          <chartooo:coordinate-region svg:x="0.558cm" svg:y="0.378cm" svg:width="12.565cm" svg:height="7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hms.B2:Ohms.B13" chart:label-cell-address="Ohms.B1:Ohms.B1" chart:class="chart:scatter">
            <chart:domain table:cell-range-address="Ohms.A2:Ohms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hms</text:p>
                <draw:g>
                  <svg:desc>Ohms.B1:Oh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Ohms.A2:Ohms.A13</svg:desc>
                </draw:g>
              </table:table-cell>
              <table:table-cell office:value-type="float" office:value="3341">
                <text:p>3341</text:p>
                <draw:g>
                  <svg:desc>Ohms.B2:Ohm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